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1mm"/>
    </style:style>
    <style:style style:name="co2" style:family="table-column">
      <style:table-column-properties fo:break-before="auto" style:column-width="15.56mm"/>
    </style:style>
    <style:style style:name="co3" style:family="table-column">
      <style:table-column-properties fo:break-before="auto" style:column-width="59.81mm"/>
    </style:style>
    <style:style style:name="co4" style:family="table-column">
      <style:table-column-properties fo:break-before="auto" style:column-width="35.28mm"/>
    </style:style>
    <style:style style:name="co5" style:family="table-column">
      <style:table-column-properties fo:break-before="auto" style:column-width="30.36mm"/>
    </style:style>
    <style:style style:name="co6" style:family="table-column">
      <style:table-column-properties fo:break-before="auto" style:column-width="27.89mm"/>
    </style:style>
    <style:style style:name="co7" style:family="table-column">
      <style:table-column-properties fo:break-before="auto" style:column-width="75.64mm"/>
    </style:style>
    <style:style style:name="co8" style:family="table-column">
      <style:table-column-properties fo:break-before="auto" style:column-width="33.43mm"/>
    </style:style>
    <style:style style:name="co9" style:family="table-column">
      <style:table-column-properties fo:break-before="auto" style:column-width="34.66mm"/>
    </style:style>
    <style:style style:name="co10" style:family="table-column">
      <style:table-column-properties fo:break-before="auto" style:column-width="30.04mm"/>
    </style:style>
    <style:style style:name="co11" style:family="table-column">
      <style:table-column-properties fo:break-before="auto" style:column-width="53.78mm"/>
    </style:style>
    <style:style style:name="co12" style:family="table-column">
      <style:table-column-properties fo:break-before="auto" style:column-width="49.78mm"/>
    </style:style>
    <style:style style:name="co13" style:family="table-column">
      <style:table-column-properties fo:break-before="auto" style:column-width="33.74mm"/>
    </style:style>
    <style:style style:name="co14" style:family="table-column">
      <style:table-column-properties fo:break-before="auto" style:column-width="34.36mm"/>
    </style:style>
    <style:style style:name="co15" style:family="table-column">
      <style:table-column-properties fo:break-before="auto" style:column-width="18.63mm"/>
    </style:style>
    <style:style style:name="co16" style:family="table-column">
      <style:table-column-properties fo:break-before="auto" style:column-width="20.48mm"/>
    </style:style>
    <style:style style:name="co17" style:family="table-column">
      <style:table-column-properties fo:break-before="auto" style:column-width="14.01mm"/>
    </style:style>
    <style:style style:name="co18" style:family="table-column">
      <style:table-column-properties fo:break-before="auto" style:column-width="19.86mm"/>
    </style:style>
    <style:style style:name="co19" style:family="table-column">
      <style:table-column-properties fo:break-before="auto" style:column-width="18.49mm"/>
    </style:style>
    <style:style style:name="co20" style:family="table-column">
      <style:table-column-properties fo:break-before="auto" style:column-width="28.8mm"/>
    </style:style>
    <style:style style:name="co21" style:family="table-column">
      <style:table-column-properties fo:break-before="auto" style:column-width="24.18mm"/>
    </style:style>
    <style:style style:name="co22" style:family="table-column">
      <style:table-column-properties fo:break-before="auto" style:column-width="34.84mm"/>
    </style:style>
    <style:style style:name="co23" style:family="table-column">
      <style:table-column-properties fo:break-before="auto" style:column-width="31.89mm"/>
    </style:style>
    <style:style style:name="co24" style:family="table-column">
      <style:table-column-properties fo:break-before="auto" style:column-width="23.57mm"/>
    </style:style>
    <style:style style:name="co25" style:family="table-column">
      <style:table-column-properties fo:break-before="auto" style:column-width="12.15mm"/>
    </style:style>
    <style:style style:name="co26" style:family="table-column">
      <style:table-column-properties fo:break-before="auto" style:column-width="14.32mm"/>
    </style:style>
    <style:style style:name="co27" style:family="table-column">
      <style:table-column-properties fo:break-before="auto" style:column-width="33.6mm"/>
    </style:style>
    <style:style style:name="co28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9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1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J2"/>
    </style:style>
    <style:style style:name="ce11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14" style:family="table-cell" style:parent-style-name="Default">
      <style:map style:condition="is-true-formula([Feuille1.C23]=0)" style:apply-style-name="Cellule_20_grisée" style:base-cell-address="Feuille1.E23"/>
    </style:style>
    <style:style style:name="ce15" style:family="table-cell" style:parent-style-name="Default">
      <style:map style:condition="is-true-formula([Feuille1.C22]=0)" style:apply-style-name="Cellule_20_grisée" style:base-cell-address="Feuille1.E22"/>
    </style:style>
    <style:style style:name="ce17" style:family="table-cell" style:parent-style-name="Default">
      <style:map style:condition="is-true-formula([Feuille1.C22]=0)" style:apply-style-name="Cellule_20_grisée" style:base-cell-address="Feuille1.F22"/>
    </style:style>
    <style:style style:name="ce18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20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23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24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27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28" style:family="table-cell" style:parent-style-name="Default" style:data-style-name="N0">
      <style:map style:condition="is-true-formula(OR([Feuille1.O23]=0;[Feuille1.O23]=&quot;line&quot;))" style:apply-style-name="Cellule_20_grisée" style:base-cell-address="Feuille1.Q23"/>
      <style:map style:condition="is-true-formula(AND([Feuille1.O23]&lt;&gt;0;[Feuille1.Q23]=&quot;&quot;))" style:apply-style-name="Cellule_20_invalide" style:base-cell-address="Feuille1.Q23"/>
    </style:style>
    <style:style style:name="ce29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30" style:family="table-cell" style:parent-style-name="Default" style:data-style-name="N0">
      <style:map style:condition="is-true-formula(OR([Feuille1.AA2]=0;[Feuille1.AA2]=0=&quot;line&quot;;[Feuille1.AA2]=0=&quot;circle&quot;))" style:apply-style-name="Cellule_20_grisée" style:base-cell-address="Feuille1.AE2"/>
      <style:map style:condition="is-true-formula(AND([Feuille1.AB2]&lt;&gt;0;[Feuille1.AE2]=&quot;&quot;))" style:apply-style-name="Cellule_20_invalide" style:base-cell-address="Feuille1.AE2"/>
    </style:style>
    <style:style style:name="ce31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32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33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34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35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36" style:family="table-cell" style:parent-style-name="Default" style:data-style-name="N0">
      <style:map style:condition="is-true-formula(OR([Feuille1.AK60]=0;[Feuille1.AK60]=&quot;wakeUp&quot;))" style:apply-style-name="Cellule_20_grisée" style:base-cell-address="Feuille1.AL60"/>
      <style:map style:condition="is-true-formula(AND([Feuille1.AK60]&lt;&gt;0;[Feuille1.AL60]=&quot;&quot;))" style:apply-style-name="Cellule_20_invalide" style:base-cell-address="Feuille1.AL60"/>
    </style:style>
    <style:style style:name="ce37" style:family="table-cell" style:parent-style-name="Default" style:data-style-name="N0">
      <style:map style:condition="is-true-formula(OR([Feuille1.AL60]=0;[Feuille1.AL60]=&quot;wakeUp&quot;))" style:apply-style-name="Cellule_20_grisée" style:base-cell-address="Feuille1.AM60"/>
      <style:map style:condition="is-true-formula(AND([Feuille1.AL60]&lt;&gt;0;[Feuille1.AM60]=&quot;&quot;))" style:apply-style-name="Cellule_20_invalide" style:base-cell-address="Feuille1.AM60"/>
    </style:style>
    <style:style style:name="ce38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39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-ascending" table:base-cell-address="Feuille1.U21"/>
        <table:content-validation table:name="val5" table:condition="of:cell-content-is-in-list(&quot;greater&quot;;&quot;lesser&quot;;&quot;equal&quot;)" table:allow-empty-cell="true" table:display-list="sort-ascending" table:base-cell-address="Feuille1.V21"/>
        <table:content-validation table:name="val6" table:condition="of:cell-content-is-in-list([$Feuille1.$A$21:.$A$145])" table:allow-empty-cell="true" table:display-list="unsorted" table:base-cell-address="Feuille1.X21"/>
        <table:content-validation table:name="val7" table:condition="of:cell-content-is-in-list([$Feuille1.$A$34:.$A$145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9"/>
        <table:table-column table:style-name="co4" table:default-cell-style-name="ce11"/>
        <table:table-column table:style-name="co5" table:default-cell-style-name="ce14"/>
        <table:table-column table:style-name="co6" table:default-cell-style-name="ce17"/>
        <table:table-column table:style-name="co7" table:default-cell-style-name="ce9"/>
        <table:table-column table:style-name="co8" table:default-cell-style-name="ce11"/>
        <table:table-column table:style-name="co9" table:default-cell-style-name="ce14"/>
        <table:table-column table:style-name="co10" table:default-cell-style-name="ce17"/>
        <table:table-column table:style-name="co11" table:default-cell-style-name="ce9"/>
        <table:table-column table:style-name="co8" table:default-cell-style-name="ce20"/>
        <table:table-column table:style-name="co9" table:default-cell-style-name="ce14"/>
        <table:table-column table:style-name="co10" table:default-cell-style-name="ce14"/>
        <table:table-column table:style-name="co12" table:default-cell-style-name="ce9"/>
        <table:table-column table:style-name="co8" table:default-cell-style-name="ce20"/>
        <table:table-column table:style-name="co9" table:default-cell-style-name="ce14"/>
        <table:table-column table:style-name="co10" table:default-cell-style-name="ce14"/>
        <table:table-column table:style-name="co13" table:default-cell-style-name="Default"/>
        <table:table-column table:style-name="co8" table:default-cell-style-name="ce14"/>
        <table:table-column table:style-name="co9" table:default-cell-style-name="ce14"/>
        <table:table-column table:style-name="co10" table:default-cell-style-name="ce20"/>
        <table:table-column table:style-name="co14" table:default-cell-style-name="Default"/>
        <table:table-column table:style-name="co8" table:default-cell-style-name="ce14"/>
        <table:table-column table:style-name="co9" table:default-cell-style-name="ce14"/>
        <table:table-column table:style-name="co10" table:default-cell-style-name="ce20"/>
        <table:table-column table:style-name="co15" table:default-cell-style-name="ce23"/>
        <table:table-column table:style-name="co16" table:default-cell-style-name="ce24"/>
        <table:table-column table:style-name="co17" table:default-cell-style-name="ce27"/>
        <table:table-column table:style-name="co18" table:default-cell-style-name="ce29"/>
        <table:table-column table:style-name="co19" table:default-cell-style-name="ce30"/>
        <table:table-column table:style-name="co20" table:default-cell-style-name="ce31"/>
        <table:table-column table:style-name="co21" table:number-columns-repeated="2" table:default-cell-style-name="ce32"/>
        <table:table-column table:style-name="co22" table:default-cell-style-name="ce31"/>
        <table:table-column table:style-name="co14" table:default-cell-style-name="ce9"/>
        <table:table-column table:style-name="co23" table:default-cell-style-name="ce33"/>
        <table:table-column table:style-name="co21" table:default-cell-style-name="ce34"/>
        <table:table-column table:style-name="co24" table:default-cell-style-name="ce35"/>
        <table:table-column table:style-name="co25" table:default-cell-style-name="ce27"/>
        <table:table-column table:style-name="co1" table:default-cell-style-name="ce38"/>
        <table:table-column table:style-name="co24" table:default-cell-style-name="ce34"/>
        <table:table-column table:style-name="co17" table:default-cell-style-name="ce35"/>
        <table:table-column table:style-name="co26" table:default-cell-style-name="ce27"/>
        <table:table-column table:style-name="co11" table:default-cell-style-name="ce39"/>
        <table:table-column table:style-name="co27" table:default-cell-style-name="Default"/>
        <table:table-column table:style-name="co28" table:number-columns-repeated="978" table:default-cell-style-name="Default"/>
        <table:table-row table:style-name="ro1">
          <table:table-cell table:style-name="ce1" office:value-type="string" calcext:value-type="string">
            <text:p>#phase_name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weapon_name</text:p>
          </table:table-cell>
          <table:table-cell table:style-name="ce1" office:value-type="string" calcext:value-type="string">
            <text:p>ammo_name</text:p>
          </table:table-cell>
          <table:table-cell table:style-name="ce1" office:value-type="string" calcext:value-type="string">
            <text:p>weapon_offsetX</text:p>
          </table:table-cell>
          <table:table-cell table:style-name="ce1" office:value-type="string" calcext:value-type="string">
            <text:p>weapon_delay</text:p>
          </table:table-cell>
          <table:table-cell table:style-name="ce1" office:value-type="string" calcext:value-type="string">
            <text:p>weapon2</text:p>
          </table:table-cell>
          <table:table-cell table:style-name="ce1" office:value-type="string" calcext:value-type="string">
            <text:p>ammo_2</text:p>
          </table:table-cell>
          <table:table-cell table:style-name="ce1" office:value-type="string" calcext:value-type="string">
            <text:p>weapon_offsetX_2</text:p>
          </table:table-cell>
          <table:table-cell table:style-name="ce1" office:value-type="string" calcext:value-type="string">
            <text:p>weapon_delay2</text:p>
          </table:table-cell>
          <table:table-cell table:style-name="ce1" office:value-type="string" calcext:value-type="string">
            <text:p>weapon3</text:p>
          </table:table-cell>
          <table:table-cell table:style-name="ce1" office:value-type="string" calcext:value-type="string">
            <text:p>ammo3</text:p>
          </table:table-cell>
          <table:table-cell table:style-name="ce1" office:value-type="string" calcext:value-type="string">
            <text:p>weapon_offsetX_3</text:p>
          </table:table-cell>
          <table:table-cell table:style-name="ce1" office:value-type="string" calcext:value-type="string">
            <text:p>weapon_delay3</text:p>
          </table:table-cell>
          <table:table-cell table:style-name="ce1" office:value-type="string" calcext:value-type="string">
            <text:p>weapon4</text:p>
          </table:table-cell>
          <table:table-cell table:style-name="ce1" office:value-type="string" calcext:value-type="string">
            <text:p>ammo4</text:p>
          </table:table-cell>
          <table:table-cell table:style-name="ce1" office:value-type="string" calcext:value-type="string">
            <text:p>weapon_offsetX_4</text:p>
          </table:table-cell>
          <table:table-cell table:style-name="ce1" office:value-type="string" calcext:value-type="string">
            <text:p>weapon_delay4</text:p>
          </table:table-cell>
          <table:table-cell table:style-name="ce1" office:value-type="string" calcext:value-type="string">
            <text:p>weapon5</text:p>
          </table:table-cell>
          <table:table-cell table:style-name="ce1" office:value-type="string" calcext:value-type="string">
            <text:p>ammo5</text:p>
          </table:table-cell>
          <table:table-cell table:style-name="ce1" office:value-type="string" calcext:value-type="string">
            <text:p>weapon_offsetX_5</text:p>
          </table:table-cell>
          <table:table-cell table:style-name="ce1" office:value-type="string" calcext:value-type="string">
            <text:p>weapon_delay5</text:p>
          </table:table-cell>
          <table:table-cell table:style-name="ce1" office:value-type="string" calcext:value-type="string">
            <text:p>weapon6</text:p>
          </table:table-cell>
          <table:table-cell table:style-name="ce1" office:value-type="string" calcext:value-type="string">
            <text:p>ammo6</text:p>
          </table:table-cell>
          <table:table-cell table:style-name="ce1" office:value-type="string" calcext:value-type="string">
            <text:p>weapon_offsetX_6</text:p>
          </table:table-cell>
          <table:table-cell table:style-name="ce1" office:value-type="string" calcext:value-type="string">
            <text:p>weapon_delay6</text:p>
          </table:table-cell>
          <table:table-cell table:style-name="ce1" office:value-type="string" calcext:value-type="string">
            <text:p>pattern</text:p>
          </table:table-cell>
          <table:table-cell table:style-name="ce1" office:value-type="string" calcext:value-type="string">
            <text:p>angspeed</text:p>
          </table:table-cell>
          <table:table-cell table:style-name="ce1" office:value-type="string" calcext:value-type="string">
            <text:p>radius</text:p>
          </table:table-cell>
          <table:table-cell table:style-name="ce1" office:value-type="string" calcext:value-type="string">
            <text:p>clockwise</text:p>
          </table:table-cell>
          <table:table-cell table:style-name="ce1" office:value-type="string" calcext:value-type="string">
            <text:p>centered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modifier</text:p>
          </table:table-cell>
          <table:table-cell table:style-name="ce1" office:value-type="string" calcext:value-type="string">
            <text:p>modifier_2</text:p>
          </table:table-cell>
          <table:table-cell table:style-name="ce1" office:value-type="string" calcext:value-type="string">
            <text:p>wake_up</text:p>
          </table:table-cell>
          <table:table-cell table:style-name="ce1" office:value-type="string" calcext:value-type="string">
            <text:p>welcome_weapon</text:p>
          </table:table-cell>
          <table:table-cell table:style-name="ce1" office:value-type="string" calcext:value-type="string">
            <text:p>welcome_ammo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ransitionPhase</text:p>
          </table:table-cell>
          <table:table-cell table:style-name="ce1" office:value-type="string" calcext:value-type="string">
            <text:p>condition2</text:p>
          </table:table-cell>
          <table:table-cell table:style-name="ce1" office:value-type="string" calcext:value-type="string">
            <text:p>op2</text:p>
          </table:table-cell>
          <table:table-cell table:style-name="ce1" office:value-type="string" calcext:value-type="string">
            <text:p>value2</text:p>
          </table:table-cell>
          <table:table-cell table:style-name="ce1" office:value-type="string" calcext:value-type="string">
            <text:p>transitionPhase2</text:p>
          </table:table-cell>
          <table:table-cell table:style-name="ce1" office:value-type="string" calcext:value-type="string">
            <text:p>dialog</text:p>
          </table:table-cell>
          <table:table-cell table:style-name="ce1" table:number-columns-repeated="978"/>
        </table:table-row>
        <table:table-row table:style-name="ro2">
          <table:table-cell table:style-name="Default" office:value-type="string" calcext:value-type="string">
            <text:p>phase0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string" calcext:value-type="string">
            <text:p>phase02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05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 calcext:value-type="string">
            <text:p>phase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eball_sinus</text:p>
          </table:table-cell>
          <table:table-cell table:style-name="Default" office:value-type="string" calcext:value-type="string">
            <text:p>fireball_slalom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_sinus</text:p>
          </table:table-cell>
          <table:table-cell table:style-name="Default" office:value-type="string" calcext:value-type="string">
            <text:p>fireball_slalom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60" calcext:value-type="float">
            <text:p>6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content-validation-name="val3" office:value-type="string" calcext:value-type="string">
            <text:p>face_targe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string" calcext:value-type="string">
            <text:p>phase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05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 calcext:value-type="string">
            <text:p>phase03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_ba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hase04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05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 calcext:value-type="string">
            <text:p>phase04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laser_fast</text:p>
          </table:table-cell>
          <table:table-cell table:style-name="Default" office:value-type="string" calcext:value-type="string">
            <text:p>fireba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phase02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05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 calcext:value-type="string">
            <text:p>phase0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aser_arc</text:p>
          </table:table-cell>
          <table:table-cell table:style-name="Default" office:value-type="string" calcext:value-type="string">
            <text:p>fireba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aser_360</text:p>
          </table:table-cell>
          <table:table-cell table:style-name="Default" office:value-type="string" calcext:value-type="string">
            <text:p>fireba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1023"/>
        </table:table-row>
        <table:table-row table:style-name="ro2">
          <table:table-cell table:style-name="Default" office:value-type="string" calcext:value-type="string">
            <text:p>KatyushaIntro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string" calcext:value-type="string">
            <text:p>line</text:p>
          </table:table-cell>
          <table:table-cell table:style-name="Default" office:value-type="float" office:value="-70" calcext:value-type="float">
            <text:p>-70</text:p>
          </table:table-cell>
          <table:table-cell table:style-name="Default"/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450" calcext:value-type="float">
            <text:p>450</text:p>
          </table:table-cell>
          <table:table-cell table:style-name="Default" office:value-type="string" calcext:value-type="string">
            <text:p>KatyushaWaiting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 calcext:value-type="string">
            <text:p>LSukhoiIntro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string" calcext:value-type="string">
            <text:p>line</text:p>
          </table:table-cell>
          <table:table-cell table:style-name="Default" office:value-type="float" office:value="-90" calcext:value-type="float">
            <text:p>-90</text:p>
          </table:table-cell>
          <table:table-cell table:style-name="Default"/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380" calcext:value-type="float">
            <text:p>380</text:p>
          </table:table-cell>
          <table:table-cell table:style-name="Default" office:value-type="string" calcext:value-type="string">
            <text:p>LSuhkoiPhase1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SuhkoiPhase1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 calcext:value-type="string">
            <text:p>RSukhoiIntro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string" calcext:value-type="string">
            <text:p>line</text:p>
          </table:table-cell>
          <table:table-cell table:style-name="Default" office:value-type="float" office:value="-60" calcext:value-type="float">
            <text:p>-60</text:p>
          </table:table-cell>
          <table:table-cell table:style-name="Default"/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20" calcext:value-type="float">
            <text:p>520</text:p>
          </table:table-cell>
          <table:table-cell table:style-name="Default" office:value-type="string" calcext:value-type="string">
            <text:p>RSuhkoiPhase1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SuhkoiPhase1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 calcext:value-type="string">
            <text:p>LSuhkoiPhas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er_fast</text:p>
          </table:table-cell>
          <table:table-cell table:style-name="Default" office:value-type="string" calcext:value-type="string">
            <text:p>fire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aser</text:p>
          </table:table-cell>
          <table:table-cell table:style-name="Default" office:value-type="string" calcext:value-type="string">
            <text:p>fireba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string" calcext:value-type="string">
            <text:p>oscillator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style-name="Default" office:value-type="string" calcext:value-type="string">
            <text:p>Hatsuk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ukhois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 calcext:value-type="string">
            <text:p>RSuhkoiPhas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er_fast</text:p>
          </table:table-cell>
          <table:table-cell table:style-name="Default" office:value-type="string" calcext:value-type="string">
            <text:p>fire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aser</text:p>
          </table:table-cell>
          <table:table-cell table:style-name="Default" office:value-type="string" calcext:value-type="string">
            <text:p>fireba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string" calcext:value-type="string">
            <text:p>oscillator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style-name="Default" office:value-type="string" calcext:value-type="string">
            <text:p>Itsukho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ukhois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 calcext:value-type="string">
            <text:p>SukhoisDeath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 calcext:value-type="string">
            <text:p>KatyushaWaiting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wakeUp</text:p>
          </table:table-cell>
          <table:table-cell table:style-name="Default" table:number-columns-repeated="2"/>
          <table:table-cell table:style-name="Default" office:value-type="string" calcext:value-type="string">
            <text:p>KatyushaWaiting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 calcext:value-type="string">
            <text:p>KatyushaWaiting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wakeUp</text:p>
          </table:table-cell>
          <table:table-cell table:style-name="Default" table:number-columns-repeated="2"/>
          <table:table-cell table:style-name="Default" office:value-type="string" calcext:value-type="string">
            <text:p>KatyushaFullLif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 calcext:value-type="string">
            <text:p>KatyushaFullLif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er_fast</text:p>
          </table:table-cell>
          <table:table-cell table:style-name="Default" office:value-type="string" calcext:value-type="string">
            <text:p>fire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aser_arc</text:p>
          </table:table-cell>
          <table:table-cell table:style-name="Default" office:value-type="string" calcext:value-type="string">
            <text:p>fireball_blue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string" calcext:value-type="string">
            <text:p>circle</text:p>
          </table:table-cell>
          <table:table-cell table:number-columns-repeated="2" table:style-name="Default" office:value-type="float" office:value="70" calcext:value-type="float">
            <text:p>7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KatyushaMidLif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 calcext:value-type="string">
            <text:p>KatyushaMidLif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er_fast</text:p>
          </table:table-cell>
          <table:table-cell table:style-name="Default" office:value-type="string" calcext:value-type="string">
            <text:p>fire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aser_arc</text:p>
          </table:table-cell>
          <table:table-cell table:style-name="Default" office:value-type="string" calcext:value-type="string">
            <text:p>fireball_blu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aser</text:p>
          </table:table-cell>
          <table:table-cell table:style-name="Default" office:value-type="string" calcext:value-type="string">
            <text:p>fire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aser</text:p>
          </table:table-cell>
          <table:table-cell table:style-name="Default" office:value-type="string" calcext:value-type="string">
            <text:p>fire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string" calcext:value-type="string">
            <text:p>circle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45"/>
          <table:table-cell table:number-columns-repeated="978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45"/>
          <table:table-cell table:number-columns-repeated="978"/>
        </table:table-row>
        <table:table-row table:style-name="ro2">
          <table:table-cell office:value-type="string" calcext:value-type="string">
            <text:p>V_Alpha1_Entry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_Alpha1_laser</text:p>
          </table:table-cell>
          <table:table-cell office:value-type="string" calcext:value-type="string">
            <text:p>V_laserM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Alpha2_Entry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"/>
          <table:table-cell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Default"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200" calcext:value-type="float">
            <text:p>200</text:p>
          </table:table-cell>
          <table:table-cell table:content-validation-name="val6" office:value-type="string" calcext:value-type="string">
            <text:p>V_Alpha2_StrafeRandom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style-name="ce38" table:content-validation-name="val6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Alpha2_StrafeRand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2_laserInt</text:p>
          </table:table-cell>
          <table:table-cell office:value-type="string" calcext:value-type="string">
            <text:p>V_lase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table:style-name="ce18" office:value-type="string" calcext:value-type="string">
            <text:p>V_laserM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line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bouncing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enemy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6" office:value-type="string" calcext:value-type="string">
            <text:p>V_Alpha2_Ex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style-name="ce38" table:content-validation-name="val6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Alpha2_Exit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V_Alpha2_laserInt</text:p>
          </table:table-cell>
          <table:table-cell office:value-type="string" calcext:value-type="string">
            <text:p>V_lase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table:style-name="ce18" office:value-type="string" calcext:value-type="string">
            <text:p>V_laserM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Alpha3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Alpha3_laser</text:p>
          </table:table-cell>
          <table:table-cell office:value-type="string" calcext:value-type="string">
            <text:p>V_laserM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Sigma1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Sigma1_laser</text:p>
          </table:table-cell>
          <table:table-cell office:value-type="string" calcext:value-type="string">
            <text:p>V_laserM_abitslow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90</text:p>
          </table:table-cell>
          <table:table-cell office:value-type="string" calcext:value-type="string">
            <text:p>V_laserM_abitslow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1_laser180</text:p>
          </table:table-cell>
          <table:table-cell table:style-name="ce11" office:value-type="string" calcext:value-type="string">
            <text:p>V_laserM_abitslow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270</text:p>
          </table:table-cell>
          <table:table-cell table:style-name="ce11" office:value-type="string" calcext:value-type="string">
            <text:p>V_laserM_abitslow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1"/>
          <table:table-cell office:value-type="float" office:value="0" calcext:value-type="float">
            <text:p>0</text:p>
          </table:table-cell>
          <table:table-cell table:number-columns-repeated="2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3" office:value-type="string" calcext:value-type="string">
            <text:p>bouncingH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550" calcext:value-type="float">
            <text:p>550</text:p>
          </table:table-cell>
          <table:table-cell table:content-validation-name="val6" office:value-type="string" calcext:value-type="string">
            <text:p>V_Sigma1_Ex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Sigma1_Exit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4"/>
          <table:table-cell table:style-name="ce10" office:value-type="float" office:value="0" calcext:value-type="float">
            <text:p>0</text:p>
          </table:table-cell>
          <table:table-cell table:style-name="ce11"/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1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11"/>
          <table:table-cell office:value-type="float" office:value="0" calcext:value-type="float">
            <text:p>0</text:p>
          </table:table-cell>
          <table:table-cell table:number-columns-repeated="2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3" office:value-type="string" calcext:value-type="string">
            <text:p>bouncingH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Sigma2_Entry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4"/>
          <table:table-cell table:style-name="ce10" office:value-type="float" office:value="0" calcext:value-type="float">
            <text:p>0</text:p>
          </table:table-cell>
          <table:table-cell table:style-name="ce11"/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1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11"/>
          <table:table-cell office:value-type="float" office:value="0" calcext:value-type="float">
            <text:p>0</text:p>
          </table:table-cell>
          <table:table-cell table:number-columns-repeated="2"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400" calcext:value-type="float">
            <text:p>400</text:p>
          </table:table-cell>
          <table:table-cell table:content-validation-name="val6" office:value-type="string" calcext:value-type="string">
            <text:p>V_Sigma2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Sigma2_Routine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office:value-type="string" calcext:value-type="string">
            <text:p>V_laserM_abitslow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string" calcext:value-type="string">
            <text:p>V_laserM_abitslow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style-name="ce11" office:value-type="string" calcext:value-type="string">
            <text:p>V_laserM_abitslow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style-name="ce11" office:value-type="string" calcext:value-type="string">
            <text:p>V_laserM_abitslow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1"/>
          <table:table-cell office:value-type="float" office:value="0" calcext:value-type="float">
            <text:p>0</text:p>
          </table:table-cell>
          <table:table-cell table:number-columns-repeated="2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content-validation-name="val3" office:value-type="string" calcext:value-type="string">
            <text:p>bouncingH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6" office:value-type="string" calcext:value-type="string">
            <text:p>V_Sigma2_Ex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Sigma2_Exit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office:value-type="string" calcext:value-type="string">
            <text:p>V_laserM_abitslow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string" calcext:value-type="string">
            <text:p>V_laserM_abitslow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style-name="ce11" office:value-type="string" calcext:value-type="string">
            <text:p>V_laserM_abitslow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style-name="ce11" office:value-type="string" calcext:value-type="string">
            <text:p>V_laserM_abitslow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1"/>
          <table:table-cell office:value-type="float" office:value="0" calcext:value-type="float">
            <text:p>0</text:p>
          </table:table-cell>
          <table:table-cell table:number-columns-repeated="2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content-validation-name="val3" office:value-type="string" calcext:value-type="string">
            <text:p>bouncingH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Sigma3_Entry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string" calcext:value-type="string">
            <text:p>V_laserM_abits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string" calcext:value-type="string">
            <text:p>V_laserM_abits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</text:p>
          </table:table-cell>
          <table:table-cell table:style-name="ce11" office:value-type="string" calcext:value-type="string">
            <text:p>V_laserM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table:style-name="ce11" office:value-type="string" calcext:value-type="string">
            <text:p>V_laserM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content-validation-name="val3" office:value-type="string" calcext:value-type="string">
            <text:p>bouncing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6" office:value-type="string" calcext:value-type="string">
            <text:p>V_Sigma3_Ex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Sigma3_Exit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string" calcext:value-type="string">
            <text:p>V_laserM_abits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string" calcext:value-type="string">
            <text:p>V_laserM_abits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</text:p>
          </table:table-cell>
          <table:table-cell table:style-name="ce11" office:value-type="string" calcext:value-type="string">
            <text:p>V_laserM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table:style-name="ce11" office:value-type="string" calcext:value-type="string">
            <text:p>V_laserM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content-validation-name="val3" office:value-type="string" calcext:value-type="string">
            <text:p>bouncing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Beta1_Entry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missil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V_fireball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6" office:value-type="string" calcext:value-type="string">
            <text:p>V_Beta1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Be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office:value-type="string" calcext:value-type="string">
            <text:p>V_fire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office:value-type="string" calcext:value-type="string">
            <text:p>V_laserM_fast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style-name="ce11" office:value-type="string" calcext:value-type="string">
            <text:p>V_laserM_fas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3" office:value-type="string" calcext:value-type="string">
            <text:p>face_targe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shield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Beta1_Berserk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7" office:value-type="string" calcext:value-type="string">
            <text:p>V_Beta1_Exit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Beta1_Berserk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1_dragonballNoLock</text:p>
          </table:table-cell>
          <table:table-cell office:value-type="string" calcext:value-type="string">
            <text:p>V_fireba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L_exit</text:p>
          </table:table-cell>
          <table:table-cell office:value-type="string" calcext:value-type="string">
            <text:p>V_laserM_fast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V_Beta1_laser_supportR_exit</text:p>
          </table:table-cell>
          <table:table-cell table:style-name="ce11" office:value-type="string" calcext:value-type="string">
            <text:p>V_laserM_fas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oscillator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content-validation-name="val3" office:value-type="string" calcext:value-type="string">
            <text:p>reset_facing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Beta1_Exit</text:p>
          </table:table-cell>
          <table:table-cell office:value-type="float" office:value="-150" calcext:value-type="float">
            <text:p>-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missil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V_fireball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3" office:value-type="string" calcext:value-type="string">
            <text:p>reset_facing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6" office:value-type="string" calcext:value-type="string">
            <text:p>V_Beta1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Beta2_Entry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missil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V_fireball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30" calcext:value-type="float">
            <text:p>130</text:p>
          </table:table-cell>
          <table:table-cell table:content-validation-name="val6" office:value-type="string" calcext:value-type="string">
            <text:p>V_Beta2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Be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office:value-type="string" calcext:value-type="string">
            <text:p>V_fireball_slo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office:value-type="string" calcext:value-type="string">
            <text:p>V_laserM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table:style-name="ce11" office:value-type="string" calcext:value-type="string">
            <text:p>V_laserM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table:style-name="ce11" office:value-type="string" calcext:value-type="string">
            <text:p>V_laserM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 table:style-name="ce11"/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content-validation-name="val3" office:value-type="string" calcext:value-type="string">
            <text:p>face_targe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shotsFired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6" office:value-type="string" calcext:value-type="string">
            <text:p>V_Beta2_Mov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Beta2_M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firebal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V_fireball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circle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string" calcext:value-type="string">
            <text:p>reset_facing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6" office:value-type="string" calcext:value-type="string">
            <text:p>V_Beta2_Routine2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Beta2_Routin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office:value-type="string" calcext:value-type="string">
            <text:p>V_fireball_slo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office:value-type="string" calcext:value-type="string">
            <text:p>V_laserM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table:style-name="ce11" office:value-type="string" calcext:value-type="string">
            <text:p>V_laserM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table:style-name="ce11" office:value-type="string" calcext:value-type="string">
            <text:p>V_laserM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 table:style-name="ce11"/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content-validation-name="val3" office:value-type="string" calcext:value-type="string">
            <text:p>face_targe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shotsFired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6" office:value-type="string" calcext:value-type="string">
            <text:p>V_Beta2_MoveBack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Beta2_MoveBack</text:p>
          </table:table-cell>
          <table:table-cell office:value-type="float" office:value="-130" calcext:value-type="float">
            <text:p>-1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firebal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V_fireball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table:number-columns-repeated="2"/>
          <table:table-cell office:value-type="float" office:value="150" calcext:value-type="float">
            <text:p>15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string" calcext:value-type="string">
            <text:p>reset_facing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" calcext:value-type="float">
            <text:p>1</text:p>
          </table:table-cell>
          <table:table-cell table:content-validation-name="val6" office:value-type="string" calcext:value-type="string">
            <text:p>V_Beta2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Beta3_Entry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missil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V_fireball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6" office:value-type="string" calcext:value-type="string">
            <text:p>V_Beta3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Be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3_laser1</text:p>
          </table:table-cell>
          <table:table-cell office:value-type="string" calcext:value-type="string">
            <text:p>V_laserM_abitslow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</text:p>
          </table:table-cell>
          <table:table-cell office:value-type="string" calcext:value-type="string">
            <text:p>V_laserM_abitfast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</text:p>
          </table:table-cell>
          <table:table-cell table:style-name="ce11" office:value-type="string" calcext:value-type="string">
            <text:p>V_fireball_f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style-name="ce11" office:value-type="string" calcext:value-type="string">
            <text:p>V_laserM_fas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1"/>
          <table:table-cell office:value-type="float" office:value="0" calcext:value-type="float">
            <text:p>0</text:p>
          </table:table-cell>
          <table:table-cell table:number-columns-repeated="2"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content-validation-name="val3" office:value-type="string" calcext:value-type="string">
            <text:p>face_targe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6" office:value-type="string" calcext:value-type="string">
            <text:p>V_Beta3_Ex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Beta3_Exi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3_laser1NoLock</text:p>
          </table:table-cell>
          <table:table-cell office:value-type="string" calcext:value-type="string">
            <text:p>V_laserM_abitslow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NoLock</text:p>
          </table:table-cell>
          <table:table-cell office:value-type="string" calcext:value-type="string">
            <text:p>V_laserM_abitfast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NoLock</text:p>
          </table:table-cell>
          <table:table-cell table:style-name="ce11" office:value-type="string" calcext:value-type="string">
            <text:p>V_fireball_f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style-name="ce11" office:value-type="string" calcext:value-type="string">
            <text:p>V_laserM_fas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1"/>
          <table:table-cell office:value-type="float" office:value="0" calcext:value-type="float">
            <text:p>0</text:p>
          </table:table-cell>
          <table:table-cell table:number-columns-repeated="2"/>
          <table:table-cell table:style-name="ce11"/>
          <table:table-cell table:content-validation-name="val1" office:value-type="string" calcext:value-type="string">
            <text:p>oscillator</text:p>
          </table:table-cell>
          <table:table-cell office:value-type="float" office:value="100" calcext:value-type="float">
            <text:p>100</text:p>
          </table:table-cell>
          <table:table-cell office:value-type="float" office:value="1200" calcext:value-type="float">
            <text:p>120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3" office:value-type="string" calcext:value-type="string">
            <text:p>reset_facing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Delta1_Entry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V_ballM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6" office:value-type="string" calcext:value-type="string">
            <text:p>V_Delta1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Del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1_laser_extL</text:p>
          </table:table-cell>
          <table:table-cell office:value-type="string" calcext:value-type="string">
            <text:p>V_laserM_f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V_Delta1_laser_extR</text:p>
          </table:table-cell>
          <table:table-cell office:value-type="string" calcext:value-type="string">
            <text:p>V_laserM_f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V_Delta1_laser_intL</text:p>
          </table:table-cell>
          <table:table-cell table:style-name="ce11" office:value-type="string" calcext:value-type="string">
            <text:p>V_laserM_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R</text:p>
          </table:table-cell>
          <table:table-cell table:style-name="ce11" office:value-type="string" calcext:value-type="string">
            <text:p>V_laserM_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table:style-name="ce9" office:value-type="string" calcext:value-type="string">
            <text:p>V_Delta1_blast</text:p>
          </table:table-cell>
          <table:table-cell table:style-name="ce11" office:value-type="string" calcext:value-type="string">
            <text:p>V_laserXL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1"/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6" office:value-type="string" calcext:value-type="string">
            <text:p>V_Delta1_Exit</text:p>
          </table:table-cell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10" calcext:value-type="float">
            <text:p>10</text:p>
          </table:table-cell>
          <table:table-cell table:style-name="ce38" table:content-validation-name="val6" office:value-type="string" calcext:value-type="string">
            <text:p>V_Delta1_Exit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Delta1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1_blast</text:p>
          </table:table-cell>
          <table:table-cell office:value-type="string" calcext:value-type="string">
            <text:p>V_laserX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V_ballM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Delta2_Entry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V_ballM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6" office:value-type="string" calcext:value-type="string">
            <text:p>V_Delta2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Del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2_ring1L</text:p>
          </table:table-cell>
          <table:table-cell office:value-type="string" calcext:value-type="string">
            <text:p>V_lase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string" calcext:value-type="string">
            <text:p>V_lase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table:style-name="ce11" office:value-type="string" calcext:value-type="string">
            <text:p>V_laser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2L</text:p>
          </table:table-cell>
          <table:table-cell table:style-name="ce11" office:value-type="string" calcext:value-type="string">
            <text:p>V_laserM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M</text:p>
          </table:table-cell>
          <table:table-cell table:style-name="ce11" office:value-type="string" calcext:value-type="string">
            <text:p>V_laserM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R</text:p>
          </table:table-cell>
          <table:table-cell table:style-name="ce11" office:value-type="string" calcext:value-type="string">
            <text:p>V_laserM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shotsFired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60" calcext:value-type="float">
            <text:p>60</text:p>
          </table:table-cell>
          <table:table-cell table:content-validation-name="val6" office:value-type="string" calcext:value-type="string">
            <text:p>V_Delta2_Ex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Delta2_Exi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_Delta2_ring1L</text:p>
          </table:table-cell>
          <table:table-cell office:value-type="string" calcext:value-type="string">
            <text:p>V_lase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string" calcext:value-type="string">
            <text:p>V_lase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table:style-name="ce11" office:value-type="string" calcext:value-type="string">
            <text:p>V_laser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V_laserM_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V_laserM_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V_laserM_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content-validation-name="val1" office:value-type="string" calcext:value-type="string">
            <text:p>oscillator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516" calcext:value-type="float">
            <text:p>516</text:p>
          </table:table-cell>
          <table:table-cell table:content-validation-name="val6" office:value-type="string" calcext:value-type="string">
            <text:p>V_Delta2_Ex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Delta3_Entry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V_ballM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oscillator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6" office:value-type="string" calcext:value-type="string">
            <text:p>V_Delta3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Del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3_blast</text:p>
          </table:table-cell>
          <table:table-cell office:value-type="string" calcext:value-type="string">
            <text:p>V_laserX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3_laser1</text:p>
          </table:table-cell>
          <table:table-cell office:value-type="string" calcext:value-type="string">
            <text:p>V_laserM_abitf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V_Delta3_laser2L</text:p>
          </table:table-cell>
          <table:table-cell table:style-name="ce11" office:value-type="string" calcext:value-type="string">
            <text:p>V_laserM_abit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office:value-type="string" calcext:value-type="string">
            <text:p>V_Delta3_laser2R</text:p>
          </table:table-cell>
          <table:table-cell table:style-name="ce11" office:value-type="string" calcext:value-type="string">
            <text:p>V_laserM_abit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table:style-name="ce9" office:value-type="string" calcext:value-type="string">
            <text:p>V_Delta3_laser3L</text:p>
          </table:table-cell>
          <table:table-cell table:style-name="ce11" office:value-type="string" calcext:value-type="string">
            <text:p>V_laserM_abit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style-name="ce9" office:value-type="string" calcext:value-type="string">
            <text:p>V_Delta3_laser3R</text:p>
          </table:table-cell>
          <table:table-cell table:style-name="ce11" office:value-type="string" calcext:value-type="string">
            <text:p>V_laserM_abit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content-validation-name="val1" office:value-type="string" calcext:value-type="string">
            <text:p>oscillator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shotsFired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9" calcext:value-type="float">
            <text:p>39</text:p>
          </table:table-cell>
          <table:table-cell table:content-validation-name="val6" office:value-type="string" calcext:value-type="string">
            <text:p>V_Delta3_Ex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Delta3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3_blast_exit</text:p>
          </table:table-cell>
          <table:table-cell office:value-type="string" calcext:value-type="string">
            <text:p>V_laserX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Delta3_laser1</text:p>
          </table:table-cell>
          <table:table-cell office:value-type="string" calcext:value-type="string">
            <text:p>V_laserM_abitf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V_Delta3_laser2L</text:p>
          </table:table-cell>
          <table:table-cell table:style-name="ce11" office:value-type="string" calcext:value-type="string">
            <text:p>V_laserM_abit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office:value-type="string" calcext:value-type="string">
            <text:p>V_Delta3_laser2R</text:p>
          </table:table-cell>
          <table:table-cell table:style-name="ce11" office:value-type="string" calcext:value-type="string">
            <text:p>V_laserM_abit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table:style-name="ce9" office:value-type="string" calcext:value-type="string">
            <text:p>V_Delta3_laser3L</text:p>
          </table:table-cell>
          <table:table-cell table:style-name="ce11" office:value-type="string" calcext:value-type="string">
            <text:p>V_laserM_abit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style-name="ce9" office:value-type="string" calcext:value-type="string">
            <text:p>V_Delta3_laser3R</text:p>
          </table:table-cell>
          <table:table-cell table:style-name="ce11" office:value-type="string" calcext:value-type="string">
            <text:p>V_laserM_abit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Gamma1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1_laser</text:p>
          </table:table-cell>
          <table:table-cell office:value-type="string" calcext:value-type="string">
            <text:p>V_laserM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Gamma2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2_ball</text:p>
          </table:table-cell>
          <table:table-cell office:value-type="string" calcext:value-type="string">
            <text:p>V_laserM_slo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style-name="ce18" office:value-type="string" calcext:value-type="string">
            <text:p>V_missile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6" office:value-type="string" calcext:value-type="string">
            <text:p>V_Gamma2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Gamm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2_ball</text:p>
          </table:table-cell>
          <table:table-cell office:value-type="string" calcext:value-type="string">
            <text:p>V_laserM_slo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style-name="ce18" office:value-type="string" calcext:value-type="string">
            <text:p>V_missil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content-validation-name="val3" office:value-type="string" calcext:value-type="string">
            <text:p>face_targe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6" office:value-type="string" calcext:value-type="string">
            <text:p>V_Gamma2_Ex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Gamma2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2_ball</text:p>
          </table:table-cell>
          <table:table-cell office:value-type="string" calcext:value-type="string">
            <text:p>V_laserM_slo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style-name="ce18" office:value-type="string" calcext:value-type="string">
            <text:p>V_missil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content-validation-name="val3" office:value-type="string" calcext:value-type="string">
            <text:p>reset_facing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Gamma3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3_laserL</text:p>
          </table:table-cell>
          <table:table-cell office:value-type="string" calcext:value-type="string">
            <text:p>V_laserM_f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string" calcext:value-type="string">
            <text:p>V_laserM_fast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6" office:value-type="string" calcext:value-type="string">
            <text:p>V_Gamma3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Gamm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3_laserL</text:p>
          </table:table-cell>
          <table:table-cell office:value-type="string" calcext:value-type="string">
            <text:p>V_laserM_f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string" calcext:value-type="string">
            <text:p>V_laserM_fast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6" office:value-type="string" calcext:value-type="string">
            <text:p>V_Gamma3_Ex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Gamma3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3_laserL</text:p>
          </table:table-cell>
          <table:table-cell office:value-type="string" calcext:value-type="string">
            <text:p>V_laserM_f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string" calcext:value-type="string">
            <text:p>V_laserM_fast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45"/>
          <table:table-cell table:number-columns-repeated="978"/>
        </table:table-row>
        <table:table-row table:style-name="ro2">
          <table:table-cell office:value-type="string" calcext:value-type="string">
            <text:p>V_Alph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wakeUp</text:p>
          </table:table-cell>
          <table:table-cell table:style-name="ce36" table:content-validation-name="val5"/>
          <table:table-cell table:style-name="ce37" table:content-validation-name="val5"/>
          <table:table-cell table:content-validation-name="val6" office:value-type="string" calcext:value-type="string">
            <text:p>V_AlphaGold_Intro_Mov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Alph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wakeUp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6" office:value-type="string" calcext:value-type="string">
            <text:p>V_AlphaGold_Intro_Warning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Alph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wakeUp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500" calcext:value-type="float">
            <text:p>500</text:p>
          </table:table-cell>
          <table:table-cell table:content-validation-name="val6" office:value-type="string" calcext:value-type="string">
            <text:p>V_AlphaGold_Intro_Aggressiv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Alph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sniper</text:p>
          </table:table-cell>
          <table:table-cell office:value-type="string" calcext:value-type="string">
            <text:p>V_laserL_Vf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content-validation-name="val3" office:value-type="string" calcext:value-type="string">
            <text:p>face_target</text:p>
          </table:table-cell>
          <table:table-cell table:content-validation-name="val3" office:value-type="string" calcext:value-type="string">
            <text:p>immun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content-validation-name="val6" office:value-type="float" office:value="0" calcext:value-type="float">
            <text:p>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Bet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layerPosY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540" calcext:value-type="float">
            <text:p>540</text:p>
          </table:table-cell>
          <table:table-cell table:content-validation-name="val6" office:value-type="string" calcext:value-type="string">
            <text:p>V_BetaGold_Intro_Mov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Bet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table:style-name="ce32" table:content-validation-name="val3" office:value-type="float" office:value="0" calcext:value-type="float">
            <text:p>0</text:p>
          </table:table-cell>
          <table:table-cell table:content-validation-name="val3" office:value-type="string" calcext:value-type="string">
            <text:p>freeze</text:p>
          </table:table-cell>
          <table:table-cell table:content-validation-name="val3" office:value-type="string" calcext:value-type="string">
            <text:p>immune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850" calcext:value-type="float">
            <text:p>850</text:p>
          </table:table-cell>
          <table:table-cell table:content-validation-name="val6" office:value-type="string" calcext:value-type="string">
            <text:p>V_BetaGold_Intro_Warning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Bet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layerPosY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250" calcext:value-type="float">
            <text:p>250</text:p>
          </table:table-cell>
          <table:table-cell table:content-validation-name="val6" office:value-type="string" calcext:value-type="string">
            <text:p>V_BetaGold_Intro_Move2</text:p>
          </table:table-cell>
          <table:table-cell table:content-validation-name="val4" office:value-type="string" calcext:value-type="string">
            <text:p>playerPosY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style-name="ce38" table:content-validation-name="val6" office:value-type="string" calcext:value-type="string">
            <text:p>V_BetaGold_Intro_Aggressive</text:p>
          </table:table-cell>
          <table:table-cell office:value-type="string" calcext:value-type="string">
            <text:p>Dial_Hub_Intro_01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BetaGold_Intro_Move2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table:style-name="ce32" table:content-validation-name="val3" office:value-type="float" office:value="0" calcext:value-type="float">
            <text:p>0</text:p>
          </table:table-cell>
          <table:table-cell table:content-validation-name="val3" office:value-type="string" calcext:value-type="string">
            <text:p>freeze</text:p>
          </table:table-cell>
          <table:table-cell table:content-validation-name="val3" office:value-type="string" calcext:value-type="string">
            <text:p>immun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550" calcext:value-type="float">
            <text:p>550</text:p>
          </table:table-cell>
          <table:table-cell table:content-validation-name="val6" office:value-type="string" calcext:value-type="string">
            <text:p>V_BetaGold_Intro_Las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BetaGold_Intro_Las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layerPosY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50" calcext:value-type="float">
            <text:p>350</text:p>
          </table:table-cell>
          <table:table-cell table:content-validation-name="val6" office:value-type="string" calcext:value-type="string">
            <text:p>V_BetaGold_Intro_Aggressiv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string" calcext:value-type="string">
            <text:p>Dial_Hub_Intro_03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Bet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office:value-type="string" calcext:value-type="string">
            <text:p>V_fire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office:value-type="string" calcext:value-type="string">
            <text:p>V_laserM_fast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style-name="ce11" office:value-type="string" calcext:value-type="string">
            <text:p>V_laserM_fas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content-validation-name="val3" office:value-type="string" calcext:value-type="string">
            <text:p>face_target</text:p>
          </table:table-cell>
          <table:table-cell table:content-validation-name="val3" office:value-type="string" calcext:value-type="string">
            <text:p>immune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6" office:value-type="float" office:value="0" calcext:value-type="float">
            <text:p>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string" calcext:value-type="string">
            <text:p>Dial_Hub_Intro_05</text:p>
          </table:table-cell>
          <table:table-cell table:number-columns-repeated="978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45"/>
          <table:table-cell table:number-columns-repeated="978"/>
        </table:table-row>
        <table:table-row table:style-name="ro2">
          <table:table-cell office:value-type="string" calcext:value-type="string">
            <text:p>V_Alph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enemy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6" office:value-type="string" calcext:value-type="string">
            <text:p>V_AlphaGold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AlphaGold_Entry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enemy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6" office:value-type="string" calcext:value-type="string">
            <text:p>V_AlphaGold_Routine1_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AlphaGold_Entry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enemy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6" office:value-type="string" calcext:value-type="string">
            <text:p>V_AlphaGold_Routine2_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AlphaGold_Entry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enemy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6" office:value-type="string" calcext:value-type="string">
            <text:p>V_AlphaGold_Routine3_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AlphaGold_Entry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enemy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6" office:value-type="string" calcext:value-type="string">
            <text:p>V_AlphaGold_Routine4_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AlphaGold_Entry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enemy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6" office:value-type="string" calcext:value-type="string">
            <text:p>V_AlphaGold_Routine5_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AlphaGold_Routine1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1_2</text:p>
          </table:table-cell>
          <table:table-cell office:value-type="string" calcext:value-type="string">
            <text:p>Dial_V3_01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AlphaGold_Routine2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AlphaGold_Routine3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AlphaGold_Routine4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AlphaGold_Routine5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AlphaGold_Routine1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AlphaGold_Routine2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AlphaGold_Routine3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AlphaGold_Routine4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AlphaGold_Routine5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2_3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3_3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4_3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AlphaGold_Routine2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AlphaGold_Routine3_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3_4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AlphaGold_Routine4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2_5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AlphaGold_Routine3_4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4_5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AlphaGold_Routine2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AlphaGold_Routine4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AlphaGold_Deat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laserM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Bet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wakeUp</text:p>
          </table:table-cell>
          <table:table-cell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BetaGold_Wa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BetaGold_Wa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office:value-type="string" calcext:value-type="string">
            <text:p>V_fireball_s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f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wakeUp</text:p>
          </table:table-cell>
          <table:table-cell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BetaGold_Wait4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BetaGold_Wait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office:value-type="string" calcext:value-type="string">
            <text:p>V_fireball_slow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wakeUp</text:p>
          </table:table-cell>
          <table:table-cell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BetaGold_Wait3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BetaGold_Wait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office:value-type="string" calcext:value-type="string">
            <text:p>V_fireball_slow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wakeUp</text:p>
          </table:table-cell>
          <table:table-cell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BetaGold_Wait2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BetaGold_Wait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office:value-type="string" calcext:value-type="string">
            <text:p>V_fireball_slow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wakeUp</text:p>
          </table:table-cell>
          <table:table-cell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BetaGold_Wait1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BetaGold_Wait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office:value-type="string" calcext:value-type="string">
            <text:p>V_fireball_slow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wakeUp</text:p>
          </table:table-cell>
          <table:table-cell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BetaGold_Phase1_Star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BetaGold_Phase1_Star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laserM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6" office:value-type="string" calcext:value-type="string">
            <text:p>V_BetaGold_Phase1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BetaGold_Phase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office:value-type="string" calcext:value-type="string">
            <text:p>V_fireball_slo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homing</text:p>
          </table:table-cell>
          <table:table-cell office:value-type="string" calcext:value-type="string">
            <text:p>V_fireba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70" calcext:value-type="float">
            <text:p>70</text:p>
          </table:table-cell>
          <table:table-cell table:content-validation-name="val6" office:value-type="string" calcext:value-type="string">
            <text:p>V_BetaGold_Phase1_End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_BetaGold_Phase1_E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laserM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6" office:value-type="string" calcext:value-type="string">
            <text:p>V_BetaGold_Phase2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V_BetaGold_Phase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office:value-type="string" calcext:value-type="string">
            <text:p>V_fireball_Vslo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office:value-type="string" calcext:value-type="string">
            <text:p>V_fireball_Vs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f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oscillator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content-validation-name="val2"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6" office:value-type="string" calcext:value-type="string">
            <text:p>V_BetaGold_Phase2_Pause</text:p>
          </table:table-cell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6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4">
          <table:table-cell office:value-type="string" calcext:value-type="string">
            <text:p>V_BetaGold_Phase2_Paus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1f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oscillator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content-validation-name="val2"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6" office:value-type="string" calcext:value-type="string">
            <text:p>V_BetaGold_Phase2_Routine</text:p>
          </table:table-cell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6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4">
          <table:table-cell office:value-type="string" calcext:value-type="string">
            <text:p>V_BetaGold_Deat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1f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content-validation-name="val2"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kill_bullets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6" office:value-type="string" calcext:value-type="string">
            <text:p>V_BetaGold_Phase2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8"/>
        </table:table-row>
        <calcext:conditional-formats>
          <calcext:conditional-format calcext:target-range-address="Feuille1.H21:Feuille1.H25 Feuille1.H33:Feuille1.H33 Feuille1.H36:Feuille1.H37 Feuille1.H39:Feuille1.H39 Feuille1.H41:Feuille1.H42 Feuille1.H45:Feuille1.H45 Feuille1.H47:Feuille1.H48 Feuille1.H51:Feuille1.H51 Feuille1.H54:Feuille1.H57 Feuille1.H62:Feuille1.H70 Feuille1.H73:Feuille1.H78 Feuille1.H114:Feuille1.H121 Feuille1.H123:Feuille1.H123">
            <calcext:condition calcext:apply-style-name="Cellule grisée" calcext:value="formula-is([Feuille1.F21]=0)" calcext:base-cell-address="Feuille1.G21"/>
            <calcext:condition calcext:apply-style-name="Cellule invalide" calcext:value="formula-is(AND([Feuille1.F21]&lt;&gt;0;[Feuille1.G21]=&quot;&quot;))" calcext:base-cell-address="Feuille1.G21"/>
          </calcext:conditional-format>
          <calcext:conditional-format calcext:target-range-address="Feuille1.L21:Feuille1.L25 Feuille1.P21:Feuille1.P25 Feuille1.V21:Feuille1.V25 Feuille1.Z21:Feuille1.Z25 Feuille1.L33:Feuille1.L33 Feuille1.P33:Feuille1.P37 Feuille1.V33:Feuille1.V37 Feuille1.Z33:Feuille1.Z37 Feuille1.L36:Feuille1.L37 Feuille1.L39:Feuille1.L39 Feuille1.P39:Feuille1.P39 Feuille1.V39:Feuille1.V39 Feuille1.Z39:Feuille1.Z39 Feuille1.L41:Feuille1.L42 Feuille1.P41:Feuille1.P42 Feuille1.V41:Feuille1.V42 Feuille1.Z41:Feuille1.Z42 Feuille1.L45:Feuille1.L45 Feuille1.P45:Feuille1.P45 Feuille1.V45:Feuille1.V45 Feuille1.Z45:Feuille1.Z45 Feuille1.L47:Feuille1.L48 Feuille1.P47:Feuille1.P48 Feuille1.V47:Feuille1.V48 Feuille1.Z47:Feuille1.Z48 Feuille1.L51:Feuille1.L51 Feuille1.P51:Feuille1.P51 Feuille1.V51:Feuille1.V51 Feuille1.Z51:Feuille1.Z51 Feuille1.L54:Feuille1.L60 Feuille1.P54:Feuille1.P60 Feuille1.V54:Feuille1.V60 Feuille1.Z54:Feuille1.Z60 Feuille1.L62:Feuille1.L70 Feuille1.P62:Feuille1.P71 Feuille1.V62:Feuille1.V71 Feuille1.Z62:Feuille1.Z71 Feuille1.L73:Feuille1.L126 Feuille1.P73:Feuille1.P126 Feuille1.V73:Feuille1.V126 Feuille1.Z73:Feuille1.Z126">
            <calcext:condition calcext:apply-style-name="Cellule grisée" calcext:value="formula-is([Feuille1.I21]=0)" calcext:base-cell-address="Feuille1.J21"/>
            <calcext:condition calcext:apply-style-name="Cellule invalide" calcext:value="formula-is(AND([Feuille1.I21]&lt;&gt;0;[Feuille1.J21]=&quot;&quot;))" calcext:base-cell-address="Feuille1.J21"/>
          </calcext:conditional-format>
          <calcext:conditional-format calcext:target-range-address="Feuille1.AA21:Feuille1.AA60 Feuille1.AA62:Feuille1.AA71 Feuille1.AA73:Feuille1.AA126 Feuille1.AF21:Feuille1.AF60 Feuille1.AI21:Feuille1.AI60 Feuille1.AG62:Feuille1.AI65 Feuille1.AI67:Feuille1.AI71 Feuille1.AF62:Feuille1.AF71 Feuille1.AF73:Feuille1.AI126 Feuille1.AG2:Feuille1.AH6 Feuille1.AG9:Feuille1.AH18 Feuille1.AG21:Feuille1.AH33 Feuille1.AH34:Feuille1.AH37 Feuille1.AG41:Feuille1.AH60 Feuille1.AG66:Feuille1.AH71 Feuille1.AG34:Feuille1.AG38 Feuille1.AG39:Feuille1.AH39 Feuille1.AG40:Feuille1.AG40 Feuille1.AP21:Feuille1.AP60 Feuille1.AL21:Feuille1.AL60 Feuille1.AP62:Feuille1.AP71 Feuille1.AL66:Feuille1.AL71 Feuille1.AL73:Feuille1.AL126 Feuille1.AP73:Feuille1.AP126 Feuille1.AL62:Feuille1.AL64 Feuille1.C25:Feuille1.C32 Feuille1.G26:Feuille1.G32 Feuille1.K26:Feuille1.K32 Feuille1.O26:Feuille1.O32">
            <calcext:condition calcext:apply-style-name="Cellule invalide" calcext:value="=&quot;&quot;" calcext:base-cell-address="Feuille1.J2"/>
          </calcext:conditional-format>
          <calcext:conditional-format calcext:target-range-address="Feuille1.AB21:Feuille1.AB60 Feuille1.AB62:Feuille1.AB71 Feuille1.AB73:Feuille1.AB126 Feuille1.AM73:Feuille1.AM126 Feuille1.AM21:Feuille1.AM60 Feuille1.AQ21:Feuille1.AQ60 Feuille1.AQ62:Feuille1.AQ71 Feuille1.AM63:Feuille1.AM71 Feuille1.AQ73:Feuille1.AQ126">
            <calcext:condition calcext:apply-style-name="Cellule grisée" calcext:value="formula-is([Feuille1.J9]=0)" calcext:base-cell-address="Feuille1.K9"/>
            <calcext:condition calcext:apply-style-name="Cellule invalide" calcext:value="formula-is(AND([Feuille1.J9]&lt;&gt;0;[Feuille1.K9]=&quot;&quot;))" calcext:base-cell-address="Feuille1.K9"/>
          </calcext:conditional-format>
          <calcext:conditional-format calcext:target-range-address="Feuille1.AC21:Feuille1.AC22 Feuille1.AR21:Feuille1.AR60 Feuille1.AC24:Feuille1.AC60 Feuille1.AN21:Feuille1.AN60 Feuille1.AC62:Feuille1.AC69 Feuille1.AN63:Feuille1.AN71 Feuille1.AR62:Feuille1.AR71 Feuille1.AC70:Feuille1.AC71 Feuille1.AC73:Feuille1.AC126 Feuille1.AN73:Feuille1.AN126 Feuille1.AR73:Feuille1.AR126">
            <calcext:condition calcext:apply-style-name="Cellule grisée" calcext:value="formula-is([Feuille1.J9]=0)" calcext:base-cell-address="Feuille1.L9"/>
            <calcext:condition calcext:apply-style-name="Cellule invalide" calcext:value="formula-is(AND([Feuille1.J9]&lt;&gt;0;[Feuille1.L9]=&quot;&quot;))" calcext:base-cell-address="Feuille1.L9"/>
          </calcext:conditional-format>
          <calcext:conditional-format calcext:target-range-address="Feuille1.AC23:Feuille1.AC23">
            <calcext:condition calcext:apply-style-name="Cellule grisée" calcext:value="formula-is(OR([Feuille1.O23]=0;[Feuille1.O23]=&quot;line&quot;))" calcext:base-cell-address="Feuille1.Q23"/>
            <calcext:condition calcext:apply-style-name="Cellule invalide" calcext:value="formula-is(AND([Feuille1.O23]&lt;&gt;0;[Feuille1.Q23]=&quot;&quot;))" calcext:base-cell-address="Feuille1.Q23"/>
          </calcext:conditional-format>
          <calcext:conditional-format calcext:target-range-address="Feuille1.AD2:Feuille1.AD6 Feuille1.AD9:Feuille1.AD18 Feuille1.AD21:Feuille1.AD60 Feuille1.AD62:Feuille1.AD71 Feuille1.AD73:Feuille1.AD126 Feuille1.AO62:Feuille1.AO71 Feuille1.AO21:Feuille1.AO60 Feuille1.AS21:Feuille1.AS60 Feuille1.AS62:Feuille1.AS71 Feuille1.AO73:Feuille1.AO126 Feuille1.AS73:Feuille1.AS126">
            <calcext:condition calcext:apply-style-name="Cellule grisée" calcext:value="formula-is([Feuille1.J9]=0)" calcext:base-cell-address="Feuille1.M9"/>
            <calcext:condition calcext:apply-style-name="Cellule invalide" calcext:value="formula-is(AND([Feuille1.J9]&lt;&gt;0;[Feuille1.M9]=&quot;&quot;))" calcext:base-cell-address="Feuille1.M9"/>
          </calcext:conditional-format>
          <calcext:conditional-format calcext:target-range-address="Feuille1.AE2:Feuille1.AE6 Feuille1.AE9:Feuille1.AE18 Feuille1.AE21:Feuille1.AE60 Feuille1.AE62:Feuille1.AE71 Feuille1.AE73:Feuille1.AE126">
            <calcext:condition calcext:apply-style-name="Cellule grisée" calcext:value="formula-is(OR([Feuille1.AA2]=0;[Feuille1.AA2]=0=&quot;line&quot;;[Feuille1.AA2]=0=&quot;circle&quot;))" calcext:base-cell-address="Feuille1.AE2"/>
            <calcext:condition calcext:apply-style-name="Cellule invalide" calcext:value="formula-is(AND([Feuille1.AB2]&lt;&gt;0;[Feuille1.AE2]=&quot;&quot;))" calcext:base-cell-address="Feuille1.AE2"/>
          </calcext:conditional-format>
          <calcext:conditional-format calcext:target-range-address="Feuille1.AK21:Feuille1.AK60 Feuille1.AK62:Feuille1.AK71 Feuille1.AK73:Feuille1.AK126">
            <calcext:condition calcext:apply-style-name="Cellule grisée" calcext:value="formula-is([Feuille1.S21]=0)" calcext:base-cell-address="Feuille1.T21"/>
            <calcext:condition calcext:apply-style-name="Cellule invalide" calcext:value="formula-is(AND([Feuille1.S21]&lt;&gt;0;[Feuille1.T21]=&quot;&quot;))" calcext:base-cell-address="Feuille1.T21"/>
          </calcext:conditional-format>
          <calcext:conditional-format calcext:target-range-address="Feuille1.AM62:Feuille1.AM62">
            <calcext:condition calcext:apply-style-name="Cellule grisée" calcext:value="formula-is(OR([Feuille1.AK60]=0;[Feuille1.AK60]=&quot;wakeUp&quot;))" calcext:base-cell-address="Feuille1.AL60"/>
            <calcext:condition calcext:apply-style-name="Cellule invalide" calcext:value="formula-is(AND([Feuille1.AK60]&lt;&gt;0;[Feuille1.AL60]=&quot;&quot;))" calcext:base-cell-address="Feuille1.AL60"/>
          </calcext:conditional-format>
          <calcext:conditional-format calcext:target-range-address="Feuille1.AN62:Feuille1.AN62">
            <calcext:condition calcext:apply-style-name="Cellule grisée" calcext:value="formula-is(OR([Feuille1.AL60]=0;[Feuille1.AL60]=&quot;wakeUp&quot;))" calcext:base-cell-address="Feuille1.AM60"/>
            <calcext:condition calcext:apply-style-name="Cellule invalide" calcext:value="formula-is(AND([Feuille1.AL60]&lt;&gt;0;[Feuille1.AM60]=&quot;&quot;))" calcext:base-cell-address="Feuille1.AM60"/>
          </calcext:conditional-format>
          <calcext:conditional-format calcext:target-range-address="Feuille1.C2:Feuille1.C6 Feuille1.C9:Feuille1.C18 Feuille1.K21:Feuille1.K25 Feuille1.O21:Feuille1.O25 Feuille1.AJ21:Feuille1.AJ60 Feuille1.C21:Feuille1.C24 Feuille1.G21:Feuille1.G25 Feuille1.W38:Feuille1.W38 Feuille1.W40:Feuille1.W40 Feuille1.W46:Feuille1.W46 Feuille1.S49:Feuille1.S50 Feuille1.W49:Feuille1.W50 Feuille1.C33:Feuille1.C60 Feuille1.G33:Feuille1.G60 Feuille1.K33:Feuille1.K60 Feuille1.O33:Feuille1.O60 Feuille1.G62:Feuille1.G71 Feuille1.K62:Feuille1.K71 Feuille1.O62:Feuille1.O71 Feuille1.AJ62:Feuille1.AJ71 Feuille1.C62:Feuille1.C71 Feuille1.K73:Feuille1.K126 Feuille1.O73:Feuille1.O126 Feuille1.AJ73:Feuille1.AJ126 Feuille1.C73:Feuille1.C126 Feuille1.G73:Feuille1.G126 Feuille1.S46:Feuille1.S46 Feuille1.S52:Feuille1.S53 Feuille1.W52:Feuille1.W53">
            <calcext:condition calcext:apply-style-name="Cellule invalide" calcext:value="formula-is([Feuille1.C21]=&quot;&quot;)" calcext:base-cell-address="Feuille1.C21"/>
          </calcext:conditional-format>
          <calcext:conditional-format calcext:target-range-address="Feuille1.D73:Feuille1.D126 Feuille1.H124:Feuille1.H126 Feuille1.D21:Feuille1.D60 Feuille1.H26:Feuille1.H32 Feuille1.L26:Feuille1.L32 Feuille1.P26:Feuille1.P32 Feuille1.V26:Feuille1.V32 Feuille1.Z26:Feuille1.Z32 Feuille1.H34:Feuille1.H35 Feuille1.L34:Feuille1.L35 Feuille1.H38:Feuille1.H38 Feuille1.L38:Feuille1.L38 Feuille1.P38:Feuille1.P38 Feuille1.V38:Feuille1.V38 Feuille1.X38:Feuille1.X38 Feuille1.H40:Feuille1.H40 Feuille1.L40:Feuille1.L40 Feuille1.P40:Feuille1.P40 Feuille1.V40:Feuille1.V40 Feuille1.X40:Feuille1.X40 Feuille1.H43:Feuille1.H44 Feuille1.L43:Feuille1.L44 Feuille1.P43:Feuille1.P44 Feuille1.V43:Feuille1.V44 Feuille1.Z43:Feuille1.Z44 Feuille1.H46:Feuille1.H46 Feuille1.L46:Feuille1.L46 Feuille1.P46:Feuille1.P46 Feuille1.T46:Feuille1.T46 Feuille1.X46:Feuille1.X46 Feuille1.H49:Feuille1.H50 Feuille1.L49:Feuille1.L50 Feuille1.P49:Feuille1.P50 Feuille1.T49:Feuille1.T50 Feuille1.X49:Feuille1.X50 Feuille1.H52:Feuille1.H53 Feuille1.L52:Feuille1.L53 Feuille1.P52:Feuille1.P53 Feuille1.T52:Feuille1.T53 Feuille1.X52:Feuille1.X53 Feuille1.H58:Feuille1.H60 Feuille1.D62:Feuille1.D71 Feuille1.H71:Feuille1.H71 Feuille1.L71:Feuille1.L71 Feuille1.H79:Feuille1.H113 Feuille1.H122:Feuille1.H122">
            <calcext:condition calcext:apply-style-name="Cellule grisée" calcext:value="formula-is([Feuille1.C21]=0)" calcext:base-cell-address="Feuille1.D21"/>
            <calcext:condition calcext:apply-style-name="Cellule invalide" calcext:value="formula-is(AND([Feuille1.C21]&lt;&gt;0;[Feuille1.D21]=&quot;&quot;))" calcext:base-cell-address="Feuille1.D21"/>
          </calcext:conditional-format>
          <calcext:conditional-format calcext:target-range-address="Feuille1.E21:Feuille1.E21 Feuille1.I22:Feuille1.I24 Feuille1.E23:Feuille1.E60 Feuille1.I25:Feuille1.J30 Feuille1.M21:Feuille1.N30 Feuille1.Q21:Feuille1.R30 Feuille1.I31:Feuille1.I42 Feuille1.M31:Feuille1.M32 Feuille1.Q31:Feuille1.Q32 Feuille1.M38:Feuille1.M38 Feuille1.Q38:Feuille1.Q38 Feuille1.M40:Feuille1.M40 Feuille1.Q40:Feuille1.Q40 Feuille1.I43:Feuille1.J44 Feuille1.Q41:Feuille1.R45 Feuille1.I45:Feuille1.I53 Feuille1.M46:Feuille1.M46 Feuille1.Q46:Feuille1.Q46 Feuille1.U46:Feuille1.U46 Feuille1.M49:Feuille1.M50 Feuille1.Q49:Feuille1.Q50 Feuille1.U49:Feuille1.U50 Feuille1.Y49:Feuille1.Y50 Feuille1.M52:Feuille1.M53 Feuille1.Q52:Feuille1.Q53 Feuille1.U52:Feuille1.U53 Feuille1.Y52:Feuille1.Y53 Feuille1.I55:Feuille1.I57 Feuille1.I58:Feuille1.J60 Feuille1.E62:Feuille1.E71 Feuille1.I71:Feuille1.I71 Feuille1.I79:Feuille1.I113 Feuille1.E73:Feuille1.E126 Feuille1.I122:Feuille1.I122 Feuille1.I124:Feuille1.I126 Feuille1.I21:Feuille1.J21 Feuille1.T21:Feuille1.U30 Feuille1.X21:Feuille1.Y30 Feuille1.T31:Feuille1.T32 Feuille1.X31:Feuille1.X32 Feuille1.M33:Feuille1.N37 Feuille1.Q33:Feuille1.R37 Feuille1.T33:Feuille1.U37 Feuille1.X33:Feuille1.Y37 Feuille1.T38:Feuille1.T38 Feuille1.Y38:Feuille1.Y38 Feuille1.M39:Feuille1.N39 Feuille1.Q39:Feuille1.R39 Feuille1.T39:Feuille1.U39 Feuille1.X39:Feuille1.Y39 Feuille1.T40:Feuille1.T40 Feuille1.Y40:Feuille1.Y40 Feuille1.M41:Feuille1.N45 Feuille1.T41:Feuille1.U45 Feuille1.X41:Feuille1.Y45 Feuille1.Y46:Feuille1.Y46 Feuille1.M47:Feuille1.N48 Feuille1.Q47:Feuille1.R48 Feuille1.T47:Feuille1.U48 Feuille1.X47:Feuille1.Y48 Feuille1.M51:Feuille1.N51 Feuille1.Q51:Feuille1.R51 Feuille1.T51:Feuille1.U51 Feuille1.X51:Feuille1.Y51 Feuille1.I54:Feuille1.J54 Feuille1.M54:Feuille1.N60 Feuille1.Q54:Feuille1.R60 Feuille1.T54:Feuille1.U60 Feuille1.X54:Feuille1.Y60 Feuille1.I62:Feuille1.J70 Feuille1.M62:Feuille1.N71 Feuille1.Q62:Feuille1.R71 Feuille1.T62:Feuille1.U71 Feuille1.X62:Feuille1.Y71 Feuille1.I73:Feuille1.J78 Feuille1.M73:Feuille1.N126 Feuille1.Q73:Feuille1.R126 Feuille1.T73:Feuille1.U126 Feuille1.X73:Feuille1.Y126 Feuille1.I114:Feuille1.J121 Feuille1.I123:Feuille1.J123">
            <calcext:condition calcext:apply-style-name="Cellule grisée" calcext:value="formula-is([Feuille1.C23]=0)" calcext:base-cell-address="Feuille1.E23"/>
          </calcext:conditional-format>
          <calcext:conditional-format calcext:target-range-address="Feuille1.E22:Feuille1.E22">
            <calcext:condition calcext:apply-style-name="Cellule grisée" calcext:value="formula-is([Feuille1.C22]=0)" calcext:base-cell-address="Feuille1.E22"/>
          </calcext:conditional-format>
          <calcext:conditional-format calcext:target-range-address="Feuille1.F21:Feuille1.F42 Feuille1.V46:Feuille1.V46 Feuille1.F45:Feuille1.F60 Feuille1.J49:Feuille1.J50 Feuille1.N49:Feuille1.N50 Feuille1.F62:Feuille1.F71 Feuille1.J79:Feuille1.J113 Feuille1.F73:Feuille1.F126 Feuille1.J122:Feuille1.J122 Feuille1.J31:Feuille1.J32 Feuille1.N31:Feuille1.N32 Feuille1.R31:Feuille1.R32 Feuille1.U31:Feuille1.U32 Feuille1.Y31:Feuille1.Y32 Feuille1.Z38:Feuille1.Z38 Feuille1.Z40:Feuille1.Z40 Feuille1.J46:Feuille1.J46 Feuille1.N46:Feuille1.N46 Feuille1.R46:Feuille1.R46 Feuille1.Z46:Feuille1.Z46 Feuille1.R49:Feuille1.R50 Feuille1.V49:Feuille1.V50 Feuille1.Z49:Feuille1.Z50 Feuille1.J52:Feuille1.J53 Feuille1.N52:Feuille1.N53 Feuille1.R52:Feuille1.R53 Feuille1.V52:Feuille1.V53 Feuille1.Z52:Feuille1.Z53 Feuille1.J124:Feuille1.J126">
            <calcext:condition calcext:apply-style-name="Cellule grisée" calcext:value="formula-is([Feuille1.C22]=0)" calcext:base-cell-address="Feuille1.F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 style:data-style-name="N2" text:time-value="00:29:58.8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1-23T00:33:48.644000000</dc:date>
    <meta:editing-duration>PT8H33M3S</meta:editing-duration>
    <meta:editing-cycles>389</meta:editing-cycles>
    <meta:document-statistic meta:table-count="1" meta:cell-count="3677" meta:object-count="0"/>
  </office:meta>
</office:document-meta>
</file>